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left="0cm" fo:margin-right="0.635cm" fo:text-indent="0cm" style:auto-text-indent="false"/>
    </style:style>
    <style:style style:name="P2" style:family="paragraph" style:parent-style-name="Standard">
      <style:paragraph-properties fo:padding="0cm" fo:border="none"/>
    </style:style>
    <style:style style:name="P3" style:family="paragraph" style:parent-style-name="Authors">
      <style:paragraph-properties fo:padding="0cm" fo:border="none"/>
    </style:style>
    <style:style style:name="P4" style:family="paragraph" style:parent-style-name="Title">
      <style:paragraph-properties fo:padding="0cm" fo:border="none"/>
      <style:text-properties fo:font-size="23pt" officeooo:rsid="0010e3f8" officeooo:paragraph-rsid="0010e3f8" style:font-size-asian="23pt" style:font-size-complex="23pt"/>
    </style:style>
    <style:style style:name="P5" style:family="paragraph" style:parent-style-name="Text">
      <style:paragraph-properties fo:margin-left="0cm" fo:margin-right="0cm" fo:text-indent="0cm" style:auto-text-indent="false">
        <style:drop-cap style:lines="3"/>
      </style:paragraph-properties>
      <style:text-properties officeooo:rsid="00099d02" officeooo:paragraph-rsid="000ae7ff"/>
    </style:style>
    <style:style style:name="P6" style:family="paragraph" style:parent-style-name="Text">
      <style:paragraph-properties fo:margin-left="0cm" fo:margin-right="0cm" fo:text-indent="0cm" style:auto-text-indent="false"/>
      <style:text-properties officeooo:rsid="000ae7ff" officeooo:paragraph-rsid="001e201d"/>
    </style:style>
    <style:style style:name="P7" style:family="paragraph" style:parent-style-name="Text">
      <style:paragraph-properties fo:margin-left="0cm" fo:margin-right="0cm" fo:text-indent="0cm" style:auto-text-indent="false"/>
      <style:text-properties officeooo:rsid="000cafd6" officeooo:paragraph-rsid="000e6260"/>
    </style:style>
    <style:style style:name="P8" style:family="paragraph" style:parent-style-name="Text">
      <style:paragraph-properties fo:margin-left="0cm" fo:margin-right="0cm" fo:text-indent="0cm" style:auto-text-indent="false"/>
      <style:text-properties fo:font-size="10pt" officeooo:rsid="001e201d" officeooo:paragraph-rsid="001e201d" style:font-size-asian="8.75pt" style:font-size-complex="10pt"/>
    </style:style>
    <style:style style:name="P9" style:family="paragraph" style:parent-style-name="Text">
      <style:paragraph-properties fo:margin-left="0cm" fo:margin-right="0cm" fo:text-indent="0cm" style:auto-text-indent="false"/>
      <style:text-properties fo:font-size="10pt" fo:font-style="normal" officeooo:rsid="00329289" officeooo:paragraph-rsid="00329289" style:font-size-asian="10pt" style:font-style-asian="normal" style:font-size-complex="10pt" style:font-style-complex="normal"/>
    </style:style>
    <style:style style:name="P10" style:family="paragraph" style:parent-style-name="Text">
      <style:paragraph-properties fo:margin-left="0cm" fo:margin-right="0cm" fo:text-indent="0cm" style:auto-text-indent="false"/>
      <style:text-properties fo:font-size="10pt" fo:font-style="normal" officeooo:rsid="001e201d" officeooo:paragraph-rsid="001e201d" style:font-size-asian="8.75pt" style:font-style-asian="normal" style:font-size-complex="10pt" style:font-style-complex="normal"/>
    </style:style>
    <style:style style:name="P11" style:family="paragraph" style:parent-style-name="Text">
      <style:paragraph-properties fo:margin-left="0cm" fo:margin-right="0cm" fo:text-indent="0cm" style:auto-text-indent="false"/>
      <style:text-properties fo:font-size="10pt" fo:font-style="normal" officeooo:rsid="0023b406" officeooo:paragraph-rsid="001e201d" style:font-size-asian="8.75pt" style:font-style-asian="normal" style:font-size-complex="10pt" style:font-style-complex="normal"/>
    </style:style>
    <style:style style:name="P12" style:family="paragraph" style:parent-style-name="Text">
      <style:paragraph-properties fo:margin-left="0cm" fo:margin-right="0cm" fo:text-indent="0cm" style:auto-text-indent="false"/>
      <style:text-properties officeooo:paragraph-rsid="001e201d"/>
    </style:style>
    <style:style style:name="P13" style:family="paragraph" style:parent-style-name="Standard">
      <style:paragraph-properties fo:margin-left="0cm" fo:margin-right="0cm" fo:text-align="justify" style:justify-single-word="false" fo:text-indent="0cm" style:auto-text-indent="false"/>
      <style:text-properties officeooo:rsid="001ea74b" officeooo:paragraph-rsid="001ea74b"/>
    </style:style>
    <style:style style:name="P14" style:family="paragraph" style:parent-style-name="Standard">
      <style:paragraph-properties fo:margin-left="0cm" fo:margin-right="0cm" fo:text-align="justify" style:justify-single-word="false" fo:text-indent="0cm" style:auto-text-indent="false"/>
      <style:text-properties officeooo:rsid="002085d2" officeooo:paragraph-rsid="002085d2"/>
    </style:style>
    <style:style style:name="P15" style:family="paragraph" style:parent-style-name="Standard">
      <style:paragraph-properties fo:margin-left="0cm" fo:margin-right="0cm" fo:text-align="justify" style:justify-single-word="false" fo:text-indent="0cm" style:auto-text-indent="false"/>
      <style:text-properties officeooo:rsid="0023b406" officeooo:paragraph-rsid="0023b406"/>
    </style:style>
    <style:style style:name="P16" style:family="paragraph" style:parent-style-name="Standard">
      <style:paragraph-properties fo:margin-left="0cm" fo:margin-right="0cm" fo:text-align="justify" style:justify-single-word="false" fo:text-indent="0cm" style:auto-text-indent="false"/>
      <style:text-properties officeooo:rsid="002cdca0" officeooo:paragraph-rsid="002cdca0"/>
    </style:style>
    <style:style style:name="P17" style:family="paragraph" style:parent-style-name="Standard">
      <style:paragraph-properties fo:margin-left="0cm" fo:margin-right="0cm" fo:text-align="justify" style:justify-single-word="false" fo:text-indent="0cm" style:auto-text-indent="false"/>
      <style:text-properties fo:font-weight="normal" officeooo:rsid="00312bd6" officeooo:paragraph-rsid="00312bd6" style:font-weight-asian="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fo:font-weight="normal" officeooo:paragraph-rsid="0034c0c0" style:font-weight-asian="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fo:font-weight="normal" officeooo:paragraph-rsid="0039c442" style:font-weight-asian="normal"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fo:font-size="10pt" fo:font-style="normal" officeooo:rsid="002085d2" officeooo:paragraph-rsid="001ea74b" style:font-size-asian="8.75pt" style:font-style-asian="normal" style:font-size-complex="10pt" style:font-style-complex="normal"/>
    </style:style>
    <style:style style:name="P21" style:family="paragraph" style:parent-style-name="Standard">
      <style:paragraph-properties fo:margin-left="0cm" fo:margin-right="0cm" fo:text-indent="0cm" style:auto-text-indent="false"/>
      <style:text-properties fo:font-size="10pt" fo:font-style="normal" officeooo:rsid="002085d2" officeooo:paragraph-rsid="002085d2" style:font-size-asian="8.75pt" style:font-style-asian="normal" style:font-size-complex="10pt" style:font-style-complex="normal"/>
    </style:style>
    <style:style style:name="P22" style:family="paragraph" style:parent-style-name="Standard">
      <style:paragraph-properties fo:margin-left="0cm" fo:margin-right="0cm" fo:text-align="justify" style:justify-single-word="false" fo:text-indent="0cm" style:auto-text-indent="false"/>
      <style:text-properties fo:font-size="10pt" fo:font-style="normal" officeooo:rsid="0023b406" officeooo:paragraph-rsid="002085d2" style:font-size-asian="8.75pt" style:font-style-asian="normal" style:font-size-complex="10pt" style:font-style-complex="normal"/>
    </style:style>
    <style:style style:name="P23" style:family="paragraph" style:parent-style-name="Standard">
      <style:paragraph-properties fo:margin-left="0cm" fo:margin-right="0cm" fo:text-align="justify" style:justify-single-word="false" fo:text-indent="0cm" style:auto-text-indent="false"/>
      <style:text-properties fo:font-size="10pt" fo:font-style="normal" officeooo:rsid="00286ab6" officeooo:paragraph-rsid="0023b406" style:font-size-asian="8.75pt" style:font-style-asian="normal" style:font-size-complex="10pt" style:font-style-complex="normal"/>
    </style:style>
    <style:style style:name="P24"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12bd6" officeooo:paragraph-rsid="00312bd6" style:font-size-asian="8.75pt" style:font-style-asian="normal" style:font-weight-asian="normal" style:font-size-complex="10pt" style:font-style-complex="normal"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29289" officeooo:paragraph-rsid="00312bd6" style:font-size-asian="8.75pt" style:font-style-asian="normal" style:font-weight-asian="normal" style:font-size-complex="10pt"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29289" officeooo:paragraph-rsid="00329289" style:font-size-asian="8.75pt" style:font-style-asian="normal" style:font-weight-asian="normal" style:font-size-complex="10pt" style:font-style-complex="normal"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34c55" officeooo:paragraph-rsid="00334c55" style:font-size-asian="8.75pt" style:font-style-asian="normal" style:font-weight-asian="normal" style:font-size-complex="10pt" style:font-style-complex="normal"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4c0c0" officeooo:paragraph-rsid="0034c0c0" style:font-size-asian="8.75pt" style:font-style-asian="normal" style:font-weight-asian="normal" style:font-size-complex="10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ac3be" officeooo:paragraph-rsid="00334c55" style:font-size-asian="8.75pt" style:font-style-asian="normal" style:font-weight-asian="normal" style:font-size-complex="10pt"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officeooo:paragraph-rsid="0039c442"/>
    </style:style>
    <style:style style:name="P31" style:family="paragraph" style:parent-style-name="Standard">
      <style:paragraph-properties fo:margin-left="0cm" fo:margin-right="0cm" fo:text-align="justify" style:justify-single-word="false" fo:text-indent="0cm" style:auto-text-indent="false"/>
      <style:text-properties officeooo:paragraph-rsid="003b160b"/>
    </style:style>
    <style:style style:name="P32" style:family="paragraph" style:parent-style-name="Standard">
      <style:paragraph-properties fo:margin-left="0cm" fo:margin-right="0cm" fo:text-align="justify" style:justify-single-word="false" fo:text-indent="0cm" style:auto-text-indent="false"/>
      <style:text-properties officeooo:paragraph-rsid="003b8db5"/>
    </style:style>
    <style:style style:name="P33" style:family="paragraph" style:parent-style-name="Standard">
      <style:paragraph-properties fo:margin-left="0cm" fo:margin-right="0cm" fo:text-align="justify" style:justify-single-word="false" fo:text-indent="0cm" style:auto-text-indent="false"/>
      <style:text-properties officeooo:rsid="003b160b" officeooo:paragraph-rsid="003b160b"/>
    </style:style>
    <style:style style:name="P34" style:family="paragraph" style:parent-style-name="Standard">
      <style:paragraph-properties fo:margin-left="0cm" fo:margin-right="0cm" fo:text-align="justify" style:justify-single-word="false" fo:text-indent="0cm" style:auto-text-indent="false"/>
      <style:text-properties officeooo:rsid="003de6f2" officeooo:paragraph-rsid="003de6f2"/>
    </style:style>
    <style:style style:name="P35" style:family="paragraph" style:parent-style-name="Standard">
      <style:paragraph-properties fo:margin-left="0cm" fo:margin-right="0cm" fo:text-align="justify" style:justify-single-word="false" fo:text-indent="0cm" style:auto-text-indent="false"/>
      <style:text-properties officeooo:rsid="003f1164" officeooo:paragraph-rsid="00442d53"/>
    </style:style>
    <style:style style:name="P36" style:family="paragraph" style:parent-style-name="Standard">
      <style:paragraph-properties fo:text-align="justify" style:justify-single-word="false"/>
      <style:text-properties officeooo:rsid="003f1164" officeooo:paragraph-rsid="003f1164"/>
    </style:style>
    <style:style style:name="P37" style:family="paragraph" style:parent-style-name="Standard">
      <style:paragraph-properties fo:text-align="justify" style:justify-single-word="false"/>
      <style:text-properties officeooo:rsid="0043bb0c" officeooo:paragraph-rsid="0043bb0c"/>
    </style:style>
    <style:style style:name="P38" style:family="paragraph" style:parent-style-name="Standard">
      <style:paragraph-properties fo:text-align="justify" style:justify-single-word="false"/>
      <style:text-properties officeooo:rsid="0045cff3" officeooo:paragraph-rsid="0048972a"/>
    </style:style>
    <style:style style:name="P39" style:family="paragraph" style:parent-style-name="Standard">
      <style:paragraph-properties fo:text-align="justify" style:justify-single-word="false"/>
      <style:text-properties officeooo:rsid="0045cff3" officeooo:paragraph-rsid="0049bb60"/>
    </style:style>
    <style:style style:name="P40" style:family="paragraph" style:parent-style-name="Standard">
      <style:paragraph-properties fo:text-align="justify" style:justify-single-word="false"/>
      <style:text-properties officeooo:rsid="004b748a" officeooo:paragraph-rsid="0049bb60"/>
    </style:style>
    <style:style style:name="P41" style:family="paragraph" style:parent-style-name="Standard" style:list-style-name="L1">
      <style:paragraph-properties fo:text-align="justify" style:justify-single-word="false"/>
      <style:text-properties fo:font-size="10pt" fo:font-style="normal" fo:font-weight="normal" officeooo:rsid="003f1164" officeooo:paragraph-rsid="003f1164"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fo:font-size="10pt" fo:font-style="normal" fo:font-weight="normal" officeooo:rsid="003f1164" officeooo:paragraph-rsid="003f1164"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fo:font-size="10pt" fo:font-style="normal" fo:font-weight="normal" officeooo:rsid="004107c7" officeooo:paragraph-rsid="003f1164" style:font-size-asian="8.75pt" style:font-style-asian="normal" style:font-weight-asian="normal" style:font-size-complex="10pt" style:font-style-complex="normal" style:font-weight-complex="normal"/>
    </style:style>
    <style:style style:name="P44" style:family="paragraph" style:parent-style-name="Standard" style:list-style-name="L2">
      <style:paragraph-properties fo:text-align="justify" style:justify-single-word="false"/>
      <style:text-properties fo:font-size="10pt" fo:font-style="normal" fo:font-weight="normal" officeooo:rsid="00442d53" officeooo:paragraph-rsid="00442d53" style:font-size-asian="8.75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fo:font-size="10pt" fo:font-style="normal" fo:font-weight="normal" officeooo:rsid="00442d53" officeooo:paragraph-rsid="00442d53" style:font-size-asian="8.75pt" style:font-style-asian="normal" style:font-weight-asian="normal" style:font-size-complex="10pt" style:font-style-complex="normal" style:font-weight-complex="normal"/>
    </style:style>
    <style:style style:name="P46" style:family="paragraph" style:parent-style-name="Standard">
      <style:paragraph-properties fo:text-align="justify" style:justify-single-word="false"/>
      <style:text-properties fo:font-size="10pt" fo:font-style="normal" fo:font-weight="normal" officeooo:rsid="0045cff3" officeooo:paragraph-rsid="0045cff3" style:font-size-asian="8.75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ext-properties fo:font-size="10pt" fo:font-style="normal" fo:font-weight="normal" officeooo:rsid="004dd9ba" officeooo:paragraph-rsid="0049bb60" style:font-size-asian="8.75pt" style:font-style-asian="normal" style:font-weight-asian="normal" style:font-size-complex="10pt" style:font-style-complex="normal" style:font-weight-complex="normal"/>
    </style:style>
    <style:style style:name="P48" style:family="paragraph" style:parent-style-name="Standard" style:list-style-name="L3">
      <style:paragraph-properties fo:text-align="justify" style:justify-single-word="false"/>
      <style:text-properties fo:font-size="10pt" fo:font-style="normal" fo:font-weight="normal" officeooo:rsid="003ab7cd" officeooo:paragraph-rsid="00522a26" style:font-size-asian="8.75pt" style:font-style-asian="normal" style:font-weight-asian="normal" style:font-size-complex="10pt"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ae3cd" officeooo:paragraph-rsid="003b160b" style:font-size-asian="8.75pt" style:font-style-asian="normal" style:font-weight-asian="normal" style:font-size-complex="10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b160b" officeooo:paragraph-rsid="0039c442" style:font-size-asian="8.75pt" style:font-style-asian="normal" style:font-weight-asian="normal" style:font-size-complex="10pt" style:font-style-complex="normal" style:font-weight-complex="normal"/>
    </style:style>
    <style:style style:name="P51"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b8db5" officeooo:paragraph-rsid="003b160b" style:font-size-asian="8.75pt" style:font-style-asian="normal" style:font-weight-asian="normal" style:font-size-complex="10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de6f2" officeooo:paragraph-rsid="003b8db5" style:font-size-asian="8.75pt" style:font-style-asian="normal" style:font-weight-asian="normal" style:font-size-complex="10pt"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de6f2" officeooo:paragraph-rsid="003de6f2" style:font-size-asian="8.75pt" style:font-style-asian="normal" style:font-weight-asian="normal" style:font-size-complex="10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fo:font-size="10pt" fo:font-style="normal" fo:font-weight="normal" officeooo:rsid="0051579c" officeooo:paragraph-rsid="0051579c" style:font-size-asian="8.75pt" style:font-style-asian="normal" style:font-weight-asian="normal" style:font-size-complex="10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ac3be" officeooo:paragraph-rsid="003ae3cd" style:font-size-asian="8.75pt" style:font-style-asian="normal" style:font-weight-asian="normal" style:font-size-complex="10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ac3be" officeooo:paragraph-rsid="003ac3be" style:font-size-asian="8.75pt" style:font-style-asian="normal" style:font-weight-asian="normal" style:font-size-complex="10pt"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4c0c0" officeooo:paragraph-rsid="00522a26" style:font-size-asian="8.75pt" style:font-style-asian="normal" style:font-weight-asian="normal" style:font-size-complex="10pt" style:font-style-complex="normal" style:font-weight-complex="normal"/>
    </style:style>
    <style:style style:name="P58"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8e7eb" officeooo:paragraph-rsid="00522a26" style:font-size-asian="8.75pt" style:font-style-asian="normal" style:font-weight-asian="normal" style:font-size-complex="10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dfe64" officeooo:paragraph-rsid="005341dd" style:font-size-asian="8.75pt" style:font-style-asian="normal" style:font-weight-asian="normal" style:font-size-complex="10pt" style:font-style-complex="normal" style:font-weight-complex="normal"/>
    </style:style>
    <style:style style:name="P60"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ac0ff" officeooo:paragraph-rsid="005341dd" style:font-size-asian="8.75pt" style:font-style-asian="normal" style:font-weight-asian="normal" style:font-size-complex="10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bf624" officeooo:paragraph-rsid="005341dd" style:font-size-asian="8.75pt" style:font-style-asian="normal" style:font-weight-asian="normal" style:font-size-complex="10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e1208" officeooo:paragraph-rsid="005341dd" style:font-size-asian="8.75pt" style:font-style-asian="normal" style:font-weight-asian="normal" style:font-size-complex="10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f1480" officeooo:paragraph-rsid="005341dd" style:font-size-asian="8.75pt" style:font-style-asian="normal" style:font-weight-asian="normal" style:font-size-complex="10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4366e6" officeooo:paragraph-rsid="005341dd" style:font-size-asian="8.75pt" style:font-style-asian="normal" style:font-weight-asian="normal" style:font-size-complex="10pt" style:font-style-complex="normal" style:font-weight-complex="normal"/>
    </style:style>
    <style:style style:name="P65"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fddb4" officeooo:paragraph-rsid="005341dd" style:font-size-asian="8.75pt" style:font-style-asian="normal" style:font-weight-asian="normal" style:font-size-complex="10pt" style:font-style-complex="normal" style:font-weight-complex="normal"/>
    </style:style>
    <style:style style:name="P66"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3ff7b3" officeooo:paragraph-rsid="005341dd" style:font-size-asian="8.75pt" style:font-style-asian="normal" style:font-weight-asian="normal" style:font-size-complex="10pt" style:font-style-complex="normal" style:font-weight-complex="normal"/>
    </style:style>
    <style:style style:name="P67"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41e870" officeooo:paragraph-rsid="005341dd" style:font-size-asian="8.75pt" style:font-style-asian="normal" style:font-weight-asian="normal" style:font-size-complex="10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properties fo:font-size="10pt" fo:font-style="normal" fo:font-weight="normal" officeooo:rsid="0044ef8e" officeooo:paragraph-rsid="005341dd" style:font-size-asian="8.75pt" style:font-style-asian="normal" style:font-weight-asian="normal" style:font-size-complex="10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fo:font-size="10pt" fo:font-style="italic" fo:font-weight="normal" officeooo:rsid="003ac3be" officeooo:paragraph-rsid="0039c442" style:font-size-asian="8.75pt" style:font-style-asian="italic" style:font-weight-asian="normal" style:font-size-complex="10pt" style:font-style-complex="italic" style:font-weight-complex="normal"/>
    </style:style>
    <style:style style:name="P70" style:family="paragraph" style:parent-style-name="Standard">
      <style:paragraph-properties fo:margin-left="0cm" fo:margin-right="0cm" fo:text-align="justify" style:justify-single-word="false" fo:text-indent="0cm" style:auto-text-indent="false"/>
      <style:text-properties officeooo:paragraph-rsid="003b8db5"/>
    </style:style>
    <style:style style:name="P71" style:family="paragraph" style:parent-style-name="Standard">
      <style:paragraph-properties fo:margin-left="0cm" fo:margin-right="0cm" fo:text-align="justify" style:justify-single-word="false" fo:text-indent="0cm" style:auto-text-indent="false"/>
      <style:text-properties fo:font-weight="normal" officeooo:rsid="003ab7cd" officeooo:paragraph-rsid="005341dd" style:font-weight-asian="normal" style:font-weight-complex="normal"/>
    </style:style>
    <style:style style:name="P72" style:family="paragraph" style:parent-style-name="Standard">
      <style:paragraph-properties fo:margin-left="0cm" fo:margin-right="0cm" fo:text-align="justify" style:justify-single-word="false" fo:text-indent="0cm" style:auto-text-indent="false"/>
      <style:text-properties fo:font-weight="normal" officeooo:rsid="003bf624" officeooo:paragraph-rsid="005341dd" style:font-weight-asian="normal" style:font-weight-complex="normal"/>
    </style:style>
    <style:style style:name="P73" style:family="paragraph" style:parent-style-name="Standard">
      <style:paragraph-properties fo:margin-left="0cm" fo:margin-right="0cm" fo:text-align="justify" style:justify-single-word="false" fo:text-indent="0cm" style:auto-text-indent="false"/>
      <style:text-properties fo:font-weight="normal" officeooo:rsid="003e1208" officeooo:paragraph-rsid="005341dd" style:font-weight-asian="normal" style:font-weight-complex="normal"/>
    </style:style>
    <style:style style:name="P74" style:family="paragraph" style:parent-style-name="Standard">
      <style:paragraph-properties fo:margin-left="0cm" fo:margin-right="0cm" fo:text-align="justify" style:justify-single-word="false" fo:text-indent="0cm" style:auto-text-indent="false"/>
      <style:text-properties fo:font-weight="normal" officeooo:rsid="003fddb4" officeooo:paragraph-rsid="005341dd" style:font-weight-asian="normal" style:font-weight-complex="normal"/>
    </style:style>
    <style:style style:name="P75" style:family="paragraph" style:parent-style-name="Standard">
      <style:paragraph-properties fo:margin-left="0cm" fo:margin-right="0cm" fo:text-align="justify" style:justify-single-word="false" fo:text-indent="0cm" style:auto-text-indent="false"/>
      <style:text-properties fo:font-weight="normal" officeooo:rsid="00404a9c" officeooo:paragraph-rsid="005341dd" style:font-weight-asian="normal" style:font-weight-complex="normal"/>
    </style:style>
    <style:style style:name="P76" style:family="paragraph" style:parent-style-name="Heading_20_1" style:list-style-name="WWNum1"/>
    <style:style style:name="P77" style:family="paragraph" style:parent-style-name="Heading_20_1" style:list-style-name="WWNum1">
      <style:text-properties officeooo:paragraph-rsid="00329289"/>
    </style:style>
    <style:style style:name="P78" style:family="paragraph" style:parent-style-name="Heading_20_1" style:list-style-name="WWNum1">
      <style:paragraph-properties fo:margin-left="0cm" fo:margin-right="0cm" fo:text-indent="0cm" style:auto-text-indent="false"/>
      <style:text-properties officeooo:rsid="00329289" officeooo:paragraph-rsid="00329289"/>
    </style:style>
    <style:style style:name="P79" style:family="paragraph" style:parent-style-name="Heading_20_1" style:list-style-name="WWNum1">
      <style:paragraph-properties fo:margin-left="0cm" fo:margin-right="0cm" fo:text-align="center" style:justify-single-word="false" fo:text-indent="0cm" style:auto-text-indent="false"/>
      <style:text-properties officeooo:rsid="00329289" officeooo:paragraph-rsid="0043bb0c"/>
    </style:style>
    <style:style style:name="P80" style:family="paragraph" style:parent-style-name="Heading_20_1" style:list-style-name="WWNum1">
      <style:paragraph-properties fo:margin-left="0cm" fo:margin-right="0cm" fo:text-align="center" style:justify-single-word="false" fo:text-indent="0cm" style:auto-text-indent="false"/>
      <style:text-properties officeooo:rsid="00329289" officeooo:paragraph-rsid="0051579c"/>
    </style:style>
    <style:style style:name="P81" style:family="paragraph" style:parent-style-name="Heading_20_2">
      <style:paragraph-properties fo:margin-left="0cm" fo:margin-right="0cm" fo:text-indent="0cm" style:auto-text-indent="false"/>
      <style:text-properties fo:font-weight="bold" officeooo:rsid="001ea74b" officeooo:paragraph-rsid="001ea74b" style:font-weight-asian="bold" style:font-weight-complex="bold"/>
    </style:style>
    <style:style style:name="P82" style:family="paragraph" style:parent-style-name="Heading_20_2">
      <style:paragraph-properties fo:margin-left="0cm" fo:margin-right="0cm" fo:text-align="justify" style:justify-single-word="false" fo:text-indent="0cm" style:auto-text-indent="false"/>
      <style:text-properties fo:font-weight="bold" officeooo:rsid="00312bd6" officeooo:paragraph-rsid="00312bd6" style:font-weight-asian="bold" style:font-weight-complex="bold"/>
    </style:style>
    <style:style style:name="P83" style:family="paragraph" style:parent-style-name="Heading_20_2">
      <style:paragraph-properties fo:margin-left="0cm" fo:margin-right="0cm" fo:text-align="justify" style:justify-single-word="false" fo:text-indent="0cm" style:auto-text-indent="false"/>
      <style:text-properties fo:font-weight="bold" officeooo:rsid="0034c0c0" officeooo:paragraph-rsid="0034c0c0" style:font-weight-asian="bold" style:font-weight-complex="bold"/>
    </style:style>
    <style:style style:name="P84" style:family="paragraph" style:parent-style-name="Heading_20_2">
      <style:paragraph-properties fo:margin-left="0cm" fo:margin-right="0cm" fo:text-align="justify" style:justify-single-word="false" fo:text-indent="0cm" style:auto-text-indent="false"/>
      <style:text-properties fo:font-size="10pt" fo:font-style="normal" fo:font-weight="bold" officeooo:rsid="0034c0c0" officeooo:paragraph-rsid="0034c0c0" style:font-size-asian="8.75pt" style:font-style-asian="normal" style:font-weight-asian="bold" style:font-size-complex="10pt" style:font-style-complex="normal" style:font-weight-complex="bold"/>
    </style:style>
    <style:style style:name="P85" style:family="paragraph" style:parent-style-name="Heading_20_2">
      <style:paragraph-properties fo:margin-left="0cm" fo:margin-right="0cm" fo:text-align="justify" style:justify-single-word="false" fo:text-indent="0cm" style:auto-text-indent="false"/>
      <style:text-properties fo:font-size="10pt" fo:font-style="normal" fo:font-weight="bold" officeooo:rsid="003b8db5" officeooo:paragraph-rsid="003b8db5" style:font-size-asian="8.75pt" style:font-style-asian="normal" style:font-weight-asian="bold" style:font-size-complex="10pt" style:font-style-complex="normal" style:font-weight-complex="bold"/>
    </style:style>
    <style:style style:name="P86" style:family="paragraph" style:parent-style-name="footnote_20_text" style:master-page-name="Converted2">
      <style:paragraph-properties fo:margin-left="0cm" fo:margin-right="0cm" fo:text-indent="0cm" style:auto-text-indent="false" style:page-number="auto"/>
    </style:style>
    <style:style style:name="P87" style:family="paragraph" style:parent-style-name="Text" style:master-page-name="Standard">
      <style:paragraph-properties fo:margin-left="0cm" fo:margin-right="0cm" fo:text-indent="0cm" style:auto-text-indent="false"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e6260" style:font-style-asian="italic" style:font-style-complex="italic"/>
    </style:style>
    <style:style style:name="T4" style:family="text">
      <style:text-properties fo:font-weight="normal" style:font-weight-asian="normal" style:font-size-complex="10pt" style:font-weight-complex="normal"/>
    </style:style>
    <style:style style:name="T5" style:family="text">
      <style:text-properties fo:font-size="8pt" style:font-size-asian="8pt" style:font-size-complex="8pt"/>
    </style:style>
    <style:style style:name="T6" style:family="text">
      <style:text-properties fo:font-style="normal" style:font-style-asian="normal" style:font-style-complex="normal"/>
    </style:style>
    <style:style style:name="T7" style:family="text">
      <style:text-properties fo:font-style="normal" officeooo:rsid="000e6260" style:font-style-asian="normal" style:font-style-complex="normal"/>
    </style:style>
    <style:style style:name="T8" style:family="text">
      <style:text-properties fo:font-style="normal" officeooo:rsid="000f12cc" style:font-style-asian="normal" style:font-style-complex="normal"/>
    </style:style>
    <style:style style:name="T9" style:family="text">
      <style:text-properties fo:font-style="normal" officeooo:rsid="0010e3f8" style:font-style-asian="normal" style:font-style-complex="normal"/>
    </style:style>
    <style:style style:name="T10" style:family="text">
      <style:text-properties fo:font-size="10pt" officeooo:rsid="00329289" style:font-size-asian="10pt" style:font-size-complex="10pt"/>
    </style:style>
    <style:style style:name="T11" style:family="text">
      <style:text-properties fo:font-size="10pt" fo:font-style="normal" style:font-size-asian="8.75pt" style:font-style-asian="normal" style:font-size-complex="10pt" style:font-style-complex="normal"/>
    </style:style>
    <style:style style:name="T12" style:family="text">
      <style:text-properties fo:font-size="10pt" fo:font-style="normal" officeooo:rsid="001e201d" style:font-size-asian="8.75pt" style:font-style-asian="normal" style:font-size-complex="10pt" style:font-style-complex="normal"/>
    </style:style>
    <style:style style:name="T13" style:family="text">
      <style:text-properties fo:font-size="10pt" fo:font-style="normal" officeooo:rsid="002085d2" style:font-size-asian="8.75pt" style:font-style-asian="normal" style:font-size-complex="10pt" style:font-style-complex="normal"/>
    </style:style>
    <style:style style:name="T14" style:family="text">
      <style:text-properties fo:font-size="10pt" fo:font-style="normal" officeooo:rsid="00220be6" style:font-size-asian="8.75pt" style:font-style-asian="normal" style:font-size-complex="10pt" style:font-style-complex="normal"/>
    </style:style>
    <style:style style:name="T15" style:family="text">
      <style:text-properties fo:font-size="10pt" fo:font-style="normal" officeooo:rsid="0023bdf8" style:font-size-asian="8.75pt" style:font-style-asian="normal" style:font-size-complex="10pt" style:font-style-complex="normal"/>
    </style:style>
    <style:style style:name="T16" style:family="text">
      <style:text-properties fo:font-size="10pt" fo:font-style="normal" officeooo:rsid="0024d025" style:font-size-asian="8.75pt" style:font-style-asian="normal" style:font-size-complex="10pt" style:font-style-complex="normal"/>
    </style:style>
    <style:style style:name="T17" style:family="text">
      <style:text-properties fo:font-size="10pt" fo:font-style="normal" officeooo:rsid="0024deb0" style:font-size-asian="8.75pt" style:font-style-asian="normal" style:font-size-complex="10pt" style:font-style-complex="normal"/>
    </style:style>
    <style:style style:name="T18" style:family="text">
      <style:text-properties fo:font-size="10pt" fo:font-style="normal" officeooo:rsid="0026d1ea" style:font-size-asian="8.75pt" style:font-style-asian="normal" style:font-size-complex="10pt" style:font-style-complex="normal"/>
    </style:style>
    <style:style style:name="T19" style:family="text">
      <style:text-properties fo:font-size="10pt" fo:font-style="normal" officeooo:rsid="00286ab6" style:font-size-asian="8.75pt" style:font-style-asian="normal" style:font-size-complex="10pt" style:font-style-complex="normal"/>
    </style:style>
    <style:style style:name="T20" style:family="text">
      <style:text-properties fo:font-size="10pt" fo:font-style="normal" officeooo:rsid="0029bd76" style:font-size-asian="8.75pt" style:font-style-asian="normal" style:font-size-complex="10pt" style:font-style-complex="normal"/>
    </style:style>
    <style:style style:name="T21" style:family="text">
      <style:text-properties fo:font-size="10pt" fo:font-style="normal" officeooo:rsid="002cdca0" style:font-size-asian="8.75pt" style:font-style-asian="normal" style:font-size-complex="10pt" style:font-style-complex="normal"/>
    </style:style>
    <style:style style:name="T22" style:family="text">
      <style:text-properties fo:font-size="10pt" fo:font-style="normal" officeooo:rsid="00329289" style:font-size-asian="8.75pt" style:font-style-asian="normal" style:font-size-complex="10pt" style:font-style-complex="normal"/>
    </style:style>
    <style:style style:name="T23" style:family="text">
      <style:text-properties fo:font-size="10pt" fo:font-style="normal" officeooo:rsid="00334c55" style:font-size-asian="8.75pt" style:font-style-asian="normal" style:font-size-complex="10pt" style:font-style-complex="normal"/>
    </style:style>
    <style:style style:name="T24" style:family="text">
      <style:text-properties fo:font-size="10pt" fo:font-style="normal" officeooo:rsid="0034c0c0" style:font-size-asian="8.75pt" style:font-style-asian="normal" style:font-size-complex="10pt" style:font-style-complex="normal"/>
    </style:style>
    <style:style style:name="T25" style:family="text">
      <style:text-properties fo:font-size="10pt" fo:font-style="normal" officeooo:rsid="00353105" style:font-size-asian="8.75pt" style:font-style-asian="normal" style:font-size-complex="10pt" style:font-style-complex="normal"/>
    </style:style>
    <style:style style:name="T26" style:family="text">
      <style:text-properties fo:font-size="10pt" fo:font-style="normal" officeooo:rsid="0038c62e" style:font-size-asian="8.75pt" style:font-style-asian="normal" style:font-size-complex="10pt" style:font-style-complex="normal"/>
    </style:style>
    <style:style style:name="T27" style:family="text">
      <style:text-properties fo:font-size="10pt" fo:font-style="normal" officeooo:rsid="0039c442" style:font-size-asian="8.75pt" style:font-style-asian="normal" style:font-size-complex="10pt" style:font-style-complex="normal"/>
    </style:style>
    <style:style style:name="T28" style:family="text">
      <style:text-properties fo:font-size="10pt" fo:font-style="normal" officeooo:rsid="003ac0ff" style:font-size-asian="8.75pt" style:font-style-asian="normal" style:font-size-complex="10pt" style:font-style-complex="normal"/>
    </style:style>
    <style:style style:name="T29" style:family="text">
      <style:text-properties fo:font-size="10pt" fo:font-style="normal" officeooo:rsid="003dfe64" style:font-size-asian="8.75pt" style:font-style-asian="normal" style:font-size-complex="10pt" style:font-style-complex="normal"/>
    </style:style>
    <style:style style:name="T30" style:family="text">
      <style:text-properties fo:font-size="10pt" fo:font-style="normal" officeooo:rsid="005341dd" style:font-size-asian="8.75pt" style:font-style-asian="normal" style:font-size-complex="10pt" style:font-style-complex="normal"/>
    </style:style>
    <style:style style:name="T31" style:family="text">
      <style:text-properties fo:font-size="10pt" fo:font-style="normal" officeooo:rsid="0041e870" style:font-size-asian="8.75pt" style:font-style-asian="normal" style:font-size-complex="10pt" style:font-style-complex="normal"/>
    </style:style>
    <style:style style:name="T32"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3" style:family="text">
      <style:text-properties fo:font-size="10pt" fo:font-style="normal" fo:font-weight="normal" officeooo:rsid="0039c442" style:font-size-asian="8.75pt" style:font-style-asian="normal" style:font-weight-asian="normal" style:font-size-complex="10pt" style:font-style-complex="normal" style:font-weight-complex="normal"/>
    </style:style>
    <style:style style:name="T34" style:family="text">
      <style:text-properties fo:font-size="10pt" fo:font-style="normal" fo:font-weight="normal" officeooo:rsid="003b160b" style:font-size-asian="8.75pt" style:font-style-asian="normal" style:font-weight-asian="normal" style:font-size-complex="10pt" style:font-style-complex="normal" style:font-weight-complex="normal"/>
    </style:style>
    <style:style style:name="T35" style:family="text">
      <style:text-properties fo:font-size="10pt" fo:font-style="normal" fo:font-weight="normal" officeooo:rsid="003ae3cd" style:font-size-asian="8.75pt" style:font-style-asian="normal" style:font-weight-asian="normal" style:font-size-complex="10pt" style:font-style-complex="normal" style:font-weight-complex="normal"/>
    </style:style>
    <style:style style:name="T36" style:family="text">
      <style:text-properties fo:font-size="10pt" fo:font-style="normal" fo:font-weight="normal" officeooo:rsid="003b19d7" style:font-size-asian="8.75pt" style:font-style-asian="normal" style:font-weight-asian="normal" style:font-size-complex="10pt" style:font-style-complex="normal" style:font-weight-complex="normal"/>
    </style:style>
    <style:style style:name="T37" style:family="text">
      <style:text-properties fo:font-size="10pt" fo:font-style="normal" fo:font-weight="normal" officeooo:rsid="003b7953" style:font-size-asian="8.75pt" style:font-style-asian="normal" style:font-weight-asian="normal" style:font-size-complex="10pt" style:font-style-complex="normal" style:font-weight-complex="normal"/>
    </style:style>
    <style:style style:name="T38" style:family="text">
      <style:text-properties fo:font-size="10pt" fo:font-style="normal" fo:font-weight="normal" officeooo:rsid="003b8db5" style:font-size-asian="8.75pt" style:font-style-asian="normal" style:font-weight-asian="normal" style:font-size-complex="10pt" style:font-style-complex="normal" style:font-weight-complex="normal"/>
    </style:style>
    <style:style style:name="T39" style:family="text">
      <style:text-properties fo:font-size="10pt" fo:font-style="normal" fo:font-weight="normal" officeooo:rsid="003c155a" style:font-size-asian="8.75pt" style:font-style-asian="normal" style:font-weight-asian="normal" style:font-size-complex="10pt" style:font-style-complex="normal" style:font-weight-complex="normal"/>
    </style:style>
    <style:style style:name="T40" style:family="text">
      <style:text-properties fo:font-size="10pt" fo:font-style="normal" fo:font-weight="normal" officeooo:rsid="003de6f2" style:font-size-asian="8.75pt" style:font-style-asian="normal" style:font-weight-asian="normal" style:font-size-complex="10pt" style:font-style-complex="normal" style:font-weight-complex="normal"/>
    </style:style>
    <style:style style:name="T41" style:family="text">
      <style:text-properties fo:font-size="10pt" fo:font-style="normal" fo:font-weight="normal" officeooo:rsid="003f1164" style:font-size-asian="8.75pt" style:font-style-asian="normal" style:font-weight-asian="normal" style:font-size-complex="10pt" style:font-style-complex="normal" style:font-weight-complex="normal"/>
    </style:style>
    <style:style style:name="T42" style:family="text">
      <style:text-properties fo:font-size="10pt" fo:font-style="normal" fo:font-weight="normal" officeooo:rsid="003f3d97" style:font-size-asian="8.75pt" style:font-style-asian="normal" style:font-weight-asian="normal" style:font-size-complex="10pt" style:font-style-complex="normal" style:font-weight-complex="normal"/>
    </style:style>
    <style:style style:name="T43" style:family="text">
      <style:text-properties fo:font-size="10pt" fo:font-style="normal" fo:font-weight="normal" officeooo:rsid="003ffcd1" style:font-size-asian="8.75pt" style:font-style-asian="normal" style:font-weight-asian="normal" style:font-size-complex="10pt" style:font-style-complex="normal" style:font-weight-complex="normal"/>
    </style:style>
    <style:style style:name="T44" style:family="text">
      <style:text-properties fo:font-size="10pt" fo:font-style="normal" fo:font-weight="normal" officeooo:rsid="004107c7" style:font-size-asian="8.75pt" style:font-style-asian="normal" style:font-weight-asian="normal" style:font-size-complex="10pt" style:font-style-complex="normal" style:font-weight-complex="normal"/>
    </style:style>
    <style:style style:name="T45" style:family="text">
      <style:text-properties fo:font-size="10pt" fo:font-style="normal" fo:font-weight="normal" officeooo:rsid="0041a93c" style:font-size-asian="8.75pt" style:font-style-asian="normal" style:font-weight-asian="normal" style:font-size-complex="10pt" style:font-style-complex="normal" style:font-weight-complex="normal"/>
    </style:style>
    <style:style style:name="T46" style:family="text">
      <style:text-properties fo:font-size="10pt" fo:font-style="normal" fo:font-weight="normal" officeooo:rsid="0043bb0c" style:font-size-asian="8.75pt" style:font-style-asian="normal" style:font-weight-asian="normal" style:font-size-complex="10pt" style:font-style-complex="normal" style:font-weight-complex="normal"/>
    </style:style>
    <style:style style:name="T47" style:family="text">
      <style:text-properties fo:font-size="10pt" fo:font-style="normal" fo:font-weight="normal" officeooo:rsid="00442d53" style:font-size-asian="8.75pt" style:font-style-asian="normal" style:font-weight-asian="normal" style:font-size-complex="10pt" style:font-style-complex="normal" style:font-weight-complex="normal"/>
    </style:style>
    <style:style style:name="T48" style:family="text">
      <style:text-properties fo:font-size="10pt" fo:font-style="normal" fo:font-weight="normal" officeooo:rsid="0048972a" style:font-size-asian="8.75pt" style:font-style-asian="normal" style:font-weight-asian="normal" style:font-size-complex="10pt" style:font-style-complex="normal" style:font-weight-complex="normal"/>
    </style:style>
    <style:style style:name="T49" style:family="text">
      <style:text-properties fo:font-size="10pt" fo:font-style="normal" fo:font-weight="normal" officeooo:rsid="0048e37b" style:font-size-asian="8.75pt" style:font-style-asian="normal" style:font-weight-asian="normal" style:font-size-complex="10pt" style:font-style-complex="normal" style:font-weight-complex="normal"/>
    </style:style>
    <style:style style:name="T50" style:family="text">
      <style:text-properties fo:font-size="10pt" fo:font-style="normal" fo:font-weight="normal" officeooo:rsid="0049bb60" style:font-size-asian="8.75pt" style:font-style-asian="normal" style:font-weight-asian="normal" style:font-size-complex="10pt" style:font-style-complex="normal" style:font-weight-complex="normal"/>
    </style:style>
    <style:style style:name="T51" style:family="text">
      <style:text-properties fo:font-size="10pt" fo:font-style="normal" fo:font-weight="normal" officeooo:rsid="0049d154" style:font-size-asian="8.75pt" style:font-style-asian="normal" style:font-weight-asian="normal" style:font-size-complex="10pt" style:font-style-complex="normal" style:font-weight-complex="normal"/>
    </style:style>
    <style:style style:name="T52" style:family="text">
      <style:text-properties fo:font-size="10pt" fo:font-style="normal" fo:font-weight="normal" officeooo:rsid="004c9f08" style:font-size-asian="8.75pt" style:font-style-asian="normal" style:font-weight-asian="normal" style:font-size-complex="10pt" style:font-style-complex="normal" style:font-weight-complex="normal"/>
    </style:style>
    <style:style style:name="T53" style:family="text">
      <style:text-properties fo:font-size="10pt" fo:font-style="normal" fo:font-weight="normal" officeooo:rsid="004dd9ba" style:font-size-asian="8.75pt" style:font-style-asian="normal" style:font-weight-asian="normal" style:font-size-complex="10pt" style:font-style-complex="normal" style:font-weight-complex="normal"/>
    </style:style>
    <style:style style:name="T54" style:family="text">
      <style:text-properties fo:font-size="10pt" fo:font-style="normal" fo:font-weight="normal" officeooo:rsid="004f995c" style:font-size-asian="8.75pt" style:font-style-asian="normal" style:font-weight-asian="normal" style:font-size-complex="10pt" style:font-style-complex="normal" style:font-weight-complex="normal"/>
    </style:style>
    <style:style style:name="T55" style:family="text">
      <style:text-properties fo:font-size="10pt" fo:font-style="normal" fo:font-weight="normal" officeooo:rsid="0051579c" style:font-size-asian="8.75pt" style:font-style-asian="normal" style:font-weight-asian="normal" style:font-size-complex="10pt" style:font-style-complex="normal" style:font-weight-complex="normal"/>
    </style:style>
    <style:style style:name="T56" style:family="text">
      <style:text-properties fo:font-size="10pt" fo:font-style="normal" fo:font-weight="bold" style:font-size-asian="8.75pt" style:font-style-asian="normal" style:font-weight-asian="bold" style:font-size-complex="10pt" style:font-style-complex="normal" style:font-weight-complex="bold"/>
    </style:style>
    <style:style style:name="T57" style:family="text">
      <style:text-properties fo:font-size="10pt" fo:font-style="italic" style:font-size-asian="8.75pt" style:font-style-asian="italic" style:font-size-complex="10pt" style:font-style-complex="italic"/>
    </style:style>
    <style:style style:name="T58" style:family="text">
      <style:text-properties fo:font-size="10pt" fo:font-style="italic" officeooo:rsid="002085d2" style:font-size-asian="8.75pt" style:font-style-asian="italic" style:font-size-complex="10pt" style:font-style-complex="italic"/>
    </style:style>
    <style:style style:name="T59"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60" style:family="text">
      <style:text-properties fo:font-size="10pt" fo:font-style="italic" fo:font-weight="normal" officeooo:rsid="0039c442" style:font-size-asian="8.75pt" style:font-style-asian="italic" style:font-weight-asian="normal" style:font-size-complex="10pt" style:font-style-complex="italic" style:font-weight-complex="normal"/>
    </style:style>
    <style:style style:name="T61" style:family="text">
      <style:text-properties fo:font-size="10pt" fo:font-style="italic" fo:font-weight="normal" officeooo:rsid="003ae3cd" style:font-size-asian="8.75pt" style:font-style-asian="italic" style:font-weight-asian="normal" style:font-size-complex="10pt" style:font-style-complex="italic" style:font-weight-complex="normal"/>
    </style:style>
    <style:style style:name="T62" style:family="text">
      <style:text-properties fo:font-size="10pt" fo:font-style="italic" fo:font-weight="normal" officeooo:rsid="00442d53" style:font-size-asian="8.75pt" style:font-style-asian="italic" style:font-weight-asian="normal" style:font-size-complex="10pt" style:font-style-complex="italic" style:font-weight-complex="normal"/>
    </style:style>
    <style:style style:name="T63" style:family="text">
      <style:text-properties fo:font-size="10pt" fo:font-style="italic" fo:font-weight="normal" officeooo:rsid="0048972a" style:font-size-asian="8.75pt" style:font-style-asian="italic" style:font-weight-asian="normal" style:font-size-complex="10pt" style:font-style-complex="italic" style:font-weight-complex="normal"/>
    </style:style>
    <style:style style:name="T64" style:family="text">
      <style:text-properties fo:font-size="10pt" fo:font-style="italic" fo:font-weight="normal" officeooo:rsid="004c9f08" style:font-size-asian="8.75pt" style:font-style-asian="italic" style:font-weight-asian="normal" style:font-size-complex="10pt" style:font-style-complex="italic" style:font-weight-complex="normal"/>
    </style:style>
    <style:style style:name="T65" style:family="text">
      <style:text-properties officeooo:rsid="000e6260"/>
    </style:style>
    <style:style style:name="T66" style:family="text">
      <style:text-properties officeooo:rsid="001e201d"/>
    </style:style>
    <style:style style:name="T67" style:family="text">
      <style:text-properties officeooo:rsid="0038e7eb"/>
    </style:style>
    <style:style style:name="T68" style:family="text">
      <style:text-properties officeooo:rsid="003ab7cd"/>
    </style:style>
    <style:style style:name="T69" style:family="text">
      <style:text-properties officeooo:rsid="003dfe64"/>
    </style:style>
    <style:style style:name="T70" style:family="text">
      <style:text-properties officeooo:rsid="00522a26"/>
    </style:style>
    <style:style style:name="T71" style:family="text">
      <style:text-properties officeooo:rsid="005341dd"/>
    </style:style>
    <style:style style:name="T72" style:family="text">
      <style:text-properties officeooo:rsid="003de6f2"/>
    </style:style>
    <style:style style:name="T73" style:family="text">
      <style:text-properties fo:font-weight="bold" officeooo:rsid="003de6f2" style:font-weight-asian="bold" style:font-weight-complex="bold"/>
    </style:style>
    <style:style style:name="T74" style:family="text">
      <style:text-properties officeooo:rsid="0044ef8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none"/>
    </style:style>
    <style:style style:name="Sect1" style:family="section">
      <style:section-properties style:editable="false">
        <style:columns fo:column-count="2" fo:column-gap="0.508cm">
          <style:column style:rel-width="32767*" fo:start-indent="0cm" fo:end-indent="0.254cm"/>
          <style:column style:rel-width="32768*" fo:start-indent="0.254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87"><draw:frame draw:style-name="fr2" draw:name="Frame1" text:anchor-type="paragraph" svg:x="0.026cm" svg:y="0.143cm" draw:z-index="4"><draw:text-box fo:min-height="2.39cm" fo:min-width="18.237cm"><text:p text:style-name="P4">Agorun – The Social Application For Sports Activities</text:p><text:p text:style-name="P3"/><text:p text:style-name="P3">First A. Author, <text:span text:style-name="T1">Fellow, IEEE</text:span>, Second B. Author, and Third C. Au<text:bookmark text:name="_GoBack1"/>thor, Jr., <text:span text:style-name="MemberType">Member, IEEE</text:span></text:p></draw:text-box></draw:frame><text:note text:id="ftn1" text:note-class="footnote"><text:note-citation text:label=""></text:note-citation><text:note-body><text:p text:style-name="P86"/></text:note-body></text:note></text:p>
        <text:p text:style-name="Abstract"><text:span text:style-name="T2">Abstract</text:span>—These instructions give you guidelines for preparing papers for IEEE Transactions and Journals<text:span text:style-name="T2">.</text:span> Use this document as a template if you are using Microsoft <text:span text:style-name="T2">Word</text:span> 6.0 or later. Otherwise, use this document as an instruction set. The electronic file of your paper will be formatted further at IEEE. Paper titles should be written in uppercase and lowercase letters, not all uppercase. Avoid writing long formulas with subscripts in the title; short formulas that identify the elements are fine (e.g., "Nd–Fe–B"). Do not write “(Invited)” in the title. Full names of authors are preferred in the author field, but are not required. Put a space between authors’ initials. Define all symbols used in the abstract. Do not cite references in the abstract. Do not delete the blank line immediately above the abstract; it sets the footnote at the bottom of this column. </text:p>
        <text:p text:style-name="Standard"/>
        <text:p text:style-name="IndexTerms"><text:span text:style-name="T2">Index Terms</text:span>—Enter key words or phrases in alphabetical order, separated by commas. For a list of suggested keywords, send a blank e-mail to <text:a xlink:type="simple" xlink:href="mailto:keywords@ieee.org" text:style-name="Internet_20_link" text:visited-style-name="Visited_20_Internet_20_Link">keywords@ieee.org</text:a> or visit <text:a xlink:type="simple" xlink:href="http://www.ieee.org/organizations/pubs/ani_prod/keywrd98.txt" text:style-name="Internet_20_link" text:visited-style-name="Visited_20_Internet_20_Link"><text:span text:style-name="T4">http://www.ieee.org/organizations/pubs/ani_prod/keywrd98.txt</text:span></text:a></text:p>
        <text:p text:style-name="Standard"><text:bookmark text:name="PointTmp"/></text:p>
        <text:list xml:id="list1810557962" text:style-name="WWNum1">
          <text:list-item>
            <text:h text:style-name="P76" text:outline-level="1">I<text:span text:style-name="T5">NTRODUCTION</text:span></text:h>
          </text:list-item>
        </text:list>
        <text:p text:style-name="P5">The 21th century is doomed by social networks and applications. People love to share their habits, their interests and hobbies, their ideas, and so on. <text:line-break/><text:tab/>Socials, such as Facebook, Twitter, Instagram, have become so famous also because of another characteristic: the possibility to know other people. This is probably one of the core properties that have made it possible for these companies to become dominant and to spread worldwide. <text:line-break/><text:tab/>On the other hand, these socials are totally generic: indeed, their true aim is not to provide people the possibility to get in contact with others who share the same interests or objectives (in sports, studies, etc.). </text:p>
        <text:p text:style-name="P6"><text:tab/>In this sports scenario, new applications have been developed to fulfill this ‘weakness’: moreover, many companies have <text:s/>started focusing on creating applications that are able to monitor the athletes’ performances. However, there’s still no application that directly link these two functionalities and objectives in an effective way.</text:p>
        <text:p text:style-name="P7"><text:tab/>Agorun has been created <text:span text:style-name="T65">to accomplish this lack: in fact, it has been thought as the tool for people to get in touch with each other, practicing sports together and to monitor their own performances. </text:span></text:p>
        <text:p text:style-name="P12"><text:span text:style-name="T65"><text:tab/>So far, the sports that have been considered are </text:span><text:span text:style-name="T3">jogging </text:span><text:span text:style-name="T7">and </text:span><text:span text:style-name="T3">cycling</text:span><text:span text:style-name="T7">: the main reason is that these are the most common activities a person can perform outside with other people, consequently Agorun gives them the possibility to get acquaintances (or even more) and sports-mates to train with others who have the same level or experience. </text:span><text:span text:style-name="T9">Further </text:span><text:span text:style-name="T8">details are going to be presented </text:span><text:span text:style-name="T9">more</text:span><text:span text:style-name="T8"> deeply in the next chapters.</text:span></text:p>
        <text:list xml:id="list180851056831952" text:continue-numbering="true" text:style-name="WWNum1">
          <text:list-header>
            <text:h text:style-name="P77" text:outline-level="1"><text:span text:style-name="T66"><text:line-break/>II. </text:span><text:span text:style-name="T10">Google</text:span></text:h>
          </text:list-header>
        </text:list>
        <text:p text:style-name="P9"><text:tab/>We have decided to base our maps on Google Maps because of several and reasonable considerations. </text:p>
        <text:p text:style-name="P9">// SPIEGARE</text:p>
        <text:list xml:id="list180850897521192" text:continue-numbering="true" text:style-name="WWNum1">
          <text:list-header>
            <text:h text:style-name="P78" text:outline-level="1">III. MapsActivity</text:h>
          </text:list-header>
        </text:list>
        <text:p text:style-name="P8"><text:span text:style-name="T7"><text:tab/>T</text:span><text:span text:style-name="T6">his Activity is probably the core of the App. Basically its task is to render the map on the display and to give the user the possibility to interact with the markers drawn on it. In fact, through the interaction with these, the user is able to check the details of an activity created by another user and to join it eventually. </text:span></text:p>
        <text:p text:style-name="P10"><text:tab/>We are now going to list and discuss all the main objects and elements in this interface.</text:p>
        <text:h text:style-name="P81" text:outline-level="2"><text:span text:style-name="T12">G</text:span><text:span text:style-name="T11">eolocation</text:span></text:h>
        <text:p text:style-name="P13"><text:span text:style-name="T11"><text:tab/>One of the main concerns in this context is clearly the reliability of the location services that have been used, mostly because Agorun’s core relies on the</text:span><text:span text:style-name="T13">ir </text:span><text:span text:style-name="T11">effectiveness</text:span><text:span text:style-name="T13"> and efficiency. </text:span></text:p>
        <text:p text:style-name="P20"><text:tab/>Indeed, when the App is launched, a function checks whether or not the Location service on the smartphone is active:</text:p>
        <text:p text:style-name="P13"><text:span text:style-name="T13">- </text:span><text:span text:style-name="T58">Active:</text:span><text:span text:style-name="T13"> the Location service is active, consequently the App will try to locate the smartphone by using different localization techniques</text:span><text:span text:style-name="T14">;</text:span></text:p>
        <text:p text:style-name="P14"><text:span text:style-name="T11">- </text:span><text:span text:style-name="T57">Disabled:</text:span><text:span text:style-name="T11"> the Location service is disabled, so an error message asking the user to activate it should be displayed. The error message has two buttons: </text:span><text:span text:style-name="T57">Cancel</text:span><text:span text:style-name="T11"> and </text:span><text:span text:style-name="T57">Settings</text:span><text:span text:style-name="T11">. The first one simply closes the alert, while the second one is a direct link to the Location service settings of the device; once the user turns it </text:span><text:span text:style-name="T14">on and goes back to Agorun</text:span><text:span text:style-name="T11">, he will be localized in the map.</text:span></text:p>
        <text:p text:style-name="P22"/>
        <text:p text:style-name="P15"><text:span text:style-name="T11"><text:tab/>Going into further details, it</text:span><text:span text:style-name="T17"> is</text:span><text:span text:style-name="T11"> possible to </text:span><text:span text:style-name="T17">explain</text:span><text:span text:style-name="T11"> how the position is gotten. A specific method, </text:span><text:span text:style-name="T57">setlocalizationMethods</text:span><text:span text:style-name="T11">, </text:span><text:span text:style-name="T19">is called after the map is ready and it </text:span><text:span text:style-name="T11">firstly tries to get the last known location based on the Network Provider. If this succeeds, which means that the device already knows a position, the application will ask for a single position update (still by using the Network Provider): </text:span><text:span text:style-name="T15">after that, a verification of the accuracy of the position recorded is done </text:span><text:span text:style-name="T19">until</text:span><text:span text:style-name="T15"> it is high </text:span><text:span text:style-name="T20">enough</text:span><text:span text:style-name="T15">. Moreover, this check is repeated for a certain number of times that may assure </text:span><text:span text:style-name="T16">its </text:span><text:span text:style-name="T15">preciseness </text:span><text:span text:style-name="T18">(this number i</text:span><text:span text:style-name="T21">s</text:span><text:span text:style-name="T18"> totally arbitrary and </text:span><text:span text:style-name="T21">it has been decided</text:span><text:span text:style-name="T18"> after </text:span><text:span text:style-name="T19">some tests). </text:span></text:p>
        <text:p text:style-name="P16"><text:span text:style-name="T19"><text:tab/>H</text:span><text:span text:style-name="T11">owever, if the device hasn’t recorded any position through the Network Provider, the application will ask for a single position update using the GPS Provider and it will record it; like the previous mechanism, the recording is going to be repeated for a certain number of times as well. </text:span></text:p>
        <text:p text:style-name="P23"/>
        <text:h text:style-name="P82" text:outline-level="2"><text:soft-page-break/><text:span text:style-name="T19">A</text:span><text:span text:style-name="T11">ddress Search</text:span></text:h>
        <text:p text:style-name="P24"><text:tab/>Considering that Agorun is a map-based application, the user must have the possibility to search an address just like in Google Maps. </text:p>
        <text:p text:style-name="P17"><text:span text:style-name="T11"><text:tab/>This means that there should be a </text:span><text:span text:style-name="T22">dedicated search bar, which has been located at the top of the display.:</text:span></text:p>
        <text:p text:style-name="P25"/>
        <text:p text:style-name="P26">//////// METTERE UNO SCREEN //////// </text:p>
        <text:p text:style-name="P26"/>
        <text:p text:style-name="P27"><text:tab/>Just by clicking on it, the user will be able to write the address he wants to look for and Google will present him the <text:s/>results. These will be shown in an overlaid mode, and not in a full screen view. Furthermore, after choosing the address from the results list, the camera will be centered on it.</text:p>
        <text:p text:style-name="P27"/>
        <text:h text:style-name="P83" text:outline-level="2"><text:span text:style-name="T23">M</text:span><text:span text:style-name="T11">enu</text:span></text:h>
        <text:p text:style-name="P57"><text:span text:style-name="T67"><text:tab/>Top blue bar comes including the Address Search <text:s/>explained above and an hamburger menu.</text:span></text:p>
        <text:p text:style-name="P58">The compact navigation bar is designed in order to leave most of the space to the core interaction element: the map.</text:p>
        <text:p text:style-name="P58">Insi<text:span text:style-name="T70">de </text:span>the menu there give ac<text:span text:style-name="T70">c</text:span>ess to four different <text:span text:style-name="T70">activities:</text:span></text:p>
        <text:list xml:id="list102245932" text:style-name="L3">
          <text:list-item>
            <text:p text:style-name="P48">New Activity</text:p>
          </text:list-item>
          <text:list-item>
            <text:p text:style-name="P48">Profile</text:p>
          </text:list-item>
          <text:list-item>
            <text:p text:style-name="P48">Popula<text:span text:style-name="T69">r</text:span> Tracks</text:p>
          </text:list-item>
          <text:list-item>
            <text:p text:style-name="P48">Leader Board</text:p>
          </text:list-item>
        </text:list>
        <text:p text:style-name="P28"/>
        <text:h text:style-name="P84" text:outline-level="2">Creation of an activity</text:h>
        <text:p text:style-name="P18"><text:span text:style-name="T24"><text:tab/>As we said before, the application’s aim is to provide the possibility to create and join sports groups with other runners/cyclists and to monitor the track while recording the performances.</text:span><text:span text:style-name="T25"> </text:span></text:p>
        <text:p text:style-name="P19"><text:span text:style-name="T26"><text:tab/>As far as the creation of activities is concerned, </text:span><text:span text:style-name="T27">the user has two different ways to make new ones: </text:span></text:p>
        <text:p text:style-name="P31"><text:span text:style-name="T33">1) </text:span><text:span text:style-name="T60">Double long-click on the ma</text:span><text:span text:style-name="T61">p:</text:span><text:span text:style-name="T35"> by keeping pressed on the map, a Marker will appear. This can be considered as the starting point of the activity that is going to be created. By keeping pressed again, a second Marker will appear indicating the destination point.</text:span></text:p>
        <text:p text:style-name="P31"><text:span text:style-name="T35"><text:tab/></text:span><text:span text:style-name="T34">Finally, the “New Activity” activity will be launched.</text:span></text:p>
        <text:p text:style-name="P49"/>
        <text:p text:style-name="P30"><text:span text:style-name="T33">2) </text:span><text:span text:style-name="T60">By clicking on “New Activity” in the hamburger me</text:span><text:span text:style-name="T61">nu: </text:span><text:span text:style-name="T34">the second way to create an activity consists in clicking on the hamburger menu button, and then on the “New Activity” item.</text:span></text:p>
        <text:p text:style-name="P50"><text:tab/></text:p>
        <text:p text:style-name="P33"><text:span text:style-name="T32"><text:tab/>The main difference between these two techniques is the possibility to create an activity much easier and faster with the first one; moreover, the two points (starting and destination) would be even more accurate </text:span><text:span text:style-name="T36">and precisely </text:span><text:span text:style-name="T37">according to where</text:span><text:span text:style-name="T36"> the user wants them to b</text:span><text:span text:style-name="T38">e.</text:span></text:p>
        <text:p text:style-name="P51"/>
        <text:p text:style-name="P51"/>
        <text:h text:style-name="P85" text:outline-level="2">Joining an activity</text:h>
        <text:p text:style-name="P32"><text:span text:style-name="T36"><text:tab/></text:span><text:span text:style-name="T39">Clearly, apart from being able to create an activity, a user must be able to join an already existing one as well.</text:span></text:p>
        <text:p text:style-name="P32"><text:span text:style-name="T39"><text:tab/></text:span><text:span text:style-name="T40">If the user wants to join an activity, he just need to scroll and move the map toward the area where he would like to start: once done, the App will make a request to the Database asking for the activities in that area.</text:span></text:p>
        <text:p text:style-name="P32"><text:span text:style-name="T40"/></text:p>
        <text:p text:style-name="P71"><text:span text:style-name="T30">F</text:span><text:span text:style-name="T25">. <text:s/></text:span><text:span text:style-name="T56">Profile</text:span></text:p>
        <text:p text:style-name="P71"><text:span text:style-name="T56"><text:tab/></text:span><text:span text:style-name="T11">In the personal profile area, the user </text:span><text:span text:style-name="T28">find a brief about the activities joined.</text:span></text:p>
        <text:p text:style-name="P60">On the top there is the profile pictures, under the profile pic, feedback stars <text:s/>representing the average feedback given from the other runner to the user, <text:s/>just after and only if they have participate at the same activity.</text:p>
        <text:p text:style-name="P61">Other textbox show the total kilometers run by the user,</text:p>
        <text:p text:style-name="P61">the total activities joined.</text:p>
        <text:p text:style-name="P61">A rank is <text:span text:style-name="T71">assigned</text:span> to every user, start from <text:s/>Beginner up to </text:p>
        <text:p text:style-name="P61">Agorunner.</text:p>
        <text:p text:style-name="P72"><text:span text:style-name="T11">Rank i</text:span><text:span text:style-name="T29">s assigned when the user complete a joined activity and</text:span></text:p>
        <text:p text:style-name="P59">when other people join <text:s/>an activity created by the user.</text:p>
        <text:p text:style-name="P59"><text:span text:style-name="T72">Total run time is shown under the rank.</text:span></text:p>
        <text:p text:style-name="P62"><text:span text:style-name="T40"/></text:p>
        <text:p text:style-name="P62"><text:span text:style-name="T71">G. <text:s/></text:span><text:span text:style-name="T73">Popular Tracks</text:span></text:p>
        <text:p text:style-name="P62"><text:span text:style-name="T73"/></text:p>
        <text:p text:style-name="P73"><text:span text:style-name="T30">H</text:span><text:span text:style-name="T11">. </text:span><text:span text:style-name="T56">Leader Board</text:span></text:p>
        <text:p text:style-name="P63">The last label of the hamburger menu is the leader board.</text:p>
        <text:p text:style-name="P63">In this activities the user can check out the global ranked</text:p>
        <text:p text:style-name="P63">users.</text:p>
        <text:p text:style-name="P63"><text:span text:style-name="T72">Created dynamically, showing the profile pic, the name and the <text:s/>rank of every user.</text:span></text:p>
        <text:p text:style-name="P63"/>
        <text:p text:style-name="P74"><text:span text:style-name="T11">H.<text:tab/><text:tab/></text:span><text:span text:style-name="T56">Activity Summary</text:span></text:p>
        <text:p text:style-name="P74"><text:span text:style-name="T56"><text:tab/></text:span><text:span text:style-name="T11">Most of the interaction happen in the AcitivityMaps, while</text:span></text:p>
        <text:p text:style-name="P65">the user is looking for an activity to join.</text:p>
        <text:p text:style-name="P66">Activities are shown in the map by a pin correspondin to the start adress of the activity.</text:p>
        <text:p text:style-name="P75"><text:span text:style-name="T11">User need more information about the activity since is looking for the one that fit his interests, so clicking on the pin a fragment activity </text:span><text:span text:style-name="T31">summary</text:span><text:span text:style-name="T11"> will showup sliding up from the bottom.</text:span></text:p>
        <text:p text:style-name="P75"><text:span text:style-name="T11">The fragment activity </text:span><text:span text:style-name="T31">summary</text:span><text:span text:style-name="T11"> permit the navigation of the map, leaving the user free to explore the map and making easy visualize the address of the </text:span><text:span text:style-name="T31">activity’s destination.</text:span></text:p>
        <text:p text:style-name="P67">In the summary start and destination details are shown, under the start and destiation <text:s/>the level of the avtivity creator and the range of the track in km give to the user a clue about the difficulty of the activity that has been selected.</text:p>
        <text:p text:style-name="P67">Date and time also are given.</text:p>
        <text:p text:style-name="P67">A button placed in the center-bottom of the summary allow the user to join the activity.</text:p>
        <text:p text:style-name="P64">Sliding up the activity summaries and more details are shown to the user.</text:p>
        <text:p text:style-name="P68">Showing the number of users that have been joined the activity </text:p>
        <text:p text:style-name="P64">Tapping on the <text:span text:style-name="T74">profile pic call the activity profile of the creator, that has the same structure already explained in the Profile section.</text:span></text:p>
        <text:p text:style-name="P63"/>
        <text:p text:style-name="P52"/>
        <text:p text:style-name="P32"><text:span text:style-name="T40">// PARTE DI RICK: </text:span><text:span text:style-name="T43">download attività in base alla posizione della telecamera sulla mappa.</text:span></text:p>
        <text:p text:style-name="P53"/>
        <text:p text:style-name="P53"><text:tab/>Moreover, when he taps on a Marker, another Query is done asking for the information about the activity graphically <text:soft-page-break/>represented by the Marker he has clicked: among all the information, just few of them will be displayed in the summary Fragment coming up from the bottom of the display.</text:p>
        <text:p text:style-name="P53"/>
        <text:p text:style-name="P34"><text:span text:style-name="T32">// PARTE DI GIULIO: </text:span><text:span text:style-name="T43">funzionamento, etc..</text:span></text:p>
        <text:p text:style-name="P53"/>
        <text:p text:style-name="P34"><text:span text:style-name="T32"><text:tab/>More specifically, </text:span><text:span text:style-name="T41">these are:</text:span></text:p>
        <text:list xml:id="list1511468364" text:style-name="L1">
          <text:list-item>
            <text:p text:style-name="P41">Name of the creator of the activity;</text:p>
          </text:list-item>
          <text:list-item>
            <text:p text:style-name="P41">Starting address;</text:p>
          </text:list-item>
          <text:list-item>
            <text:p text:style-name="P41">Destination address;</text:p>
          </text:list-item>
          <text:list-item>
            <text:p text:style-name="P41">Difficulty of the Track;</text:p>
          </text:list-item>
          <text:list-item>
            <text:p text:style-name="P41">Length of the Track.</text:p>
          </text:list-item>
        </text:list>
        <text:p text:style-name="P42"/>
        <text:p text:style-name="P36"><text:span text:style-name="T32"><text:tab/>Plus, a </text:span><text:span text:style-name="T59">Join</text:span><text:span text:style-name="T32"> button is located </text:span><text:span text:style-name="T44">at the bottom of</text:span><text:span text:style-name="T32"> the summary </text:span><text:span text:style-name="T42">Fragment </text:span><text:span text:style-name="T32">so that, independently on the user’s will to look for more information regarding that activity, he can simply join it by clicking on the button itself. </text:span></text:p>
        <text:p text:style-name="P36"><text:span text:style-name="T42"><text:tab/></text:span><text:span text:style-name="T43">However, if he is interested in obtaining more information about the activity, such as the average level of the group and the name of the user</text:span><text:span text:style-name="T44">s </text:span><text:span text:style-name="T43">that have joined it, he can easily scroll up the Fragment and a </text:span><text:span text:style-name="T44">card will be displayed, outlining the complete set of details </text:span><text:span text:style-name="T45">he was looking for</text:span><text:span text:style-name="T44">.</text:span></text:p>
        <text:p text:style-name="P43"/>
        <text:p text:style-name="P37"><text:span text:style-name="T44">// </text:span><text:span text:style-name="T32">DA COMPLETARE</text:span></text:p>
        <text:p text:style-name="P37"/>
        <text:list xml:id="list180850357526631" text:continue-list="list180850897521192" text:style-name="WWNum1">
          <text:list-header>
            <text:h text:style-name="P79" text:outline-level="1"><text:span text:style-name="T32">I</text:span><text:span text:style-name="T46">V</text:span><text:span text:style-name="T32">. </text:span><text:span text:style-name="T47">New Activity</text:span></text:h>
          </text:list-header>
        </text:list>
        <text:p text:style-name="P35"><text:span text:style-name="T45"><text:tab/></text:span><text:span text:style-name="T47">As already said, there are two ways to create a new activity. <text:tab/>Although they are different from each other, they both rely on the same Android Activity in order to work, which is </text:span><text:span text:style-name="T62">NewActivity. </text:span></text:p>
        <text:p text:style-name="P35"><text:span text:style-name="T62"><text:tab/></text:span><text:span text:style-name="T47">Basically, this is the class where the user can custom his own activity, specifying several parameters:</text:span></text:p>
        <text:list xml:id="list1530591169" text:style-name="L2">
          <text:list-item>
            <text:p text:style-name="P44">Starting address;</text:p>
          </text:list-item>
          <text:list-item>
            <text:p text:style-name="P44">Destination address;</text:p>
          </text:list-item>
          <text:list-item>
            <text:p text:style-name="P44">Length of the Track;</text:p>
          </text:list-item>
          <text:list-item>
            <text:p text:style-name="P44">Difficulty of the Track;</text:p>
          </text:list-item>
          <text:list-item>
            <text:p text:style-name="P44">Date of the activity;</text:p>
          </text:list-item>
          <text:list-item>
            <text:p text:style-name="P44">Hour of the activity.</text:p>
          </text:list-item>
        </text:list>
        <text:p text:style-name="P45"/>
        <text:p text:style-name="P46"><text:tab/>Now we are going to explain the mechanisms and features hidden behind the graphics. </text:p>
        <text:p text:style-name="P46"><text:tab/>Regarding the possibility to insert manually the two addresses required, it is fundamental for avoiding a misinterpretation by the Google’s services that the user writes the city too, apart from the name of the street.</text:p>
        <text:p text:style-name="P38"><text:span text:style-name="T32"><text:tab/></text:span><text:span text:style-name="T48">Once that both the fields are set, a particular Query is created. This basically uses the Distance Matrix service offered by Google APIs. As stated in the documentation, <text:s/>“</text:span><text:span text:style-name="T63">The Google Maps Distance Matrix API is a service that provides travel distance and time for a matrix of origins and destinations, based on the recommended route between start and end points.”. </text:span></text:p>
        <text:p text:style-name="P39"><text:span text:style-name="T63"><text:tab/></text:span><text:span text:style-name="T48">In other words, it consists in a string where the starting and destination points are chained </text:span><text:span text:style-name="T49">with the transportation mode (driving, etc.); we have developed such a feature so that Agorun may know the minimum distance between the starting and destination points immediately after the user sets them. <text:tab/>Consequently, the field dedicated to the Track Length will be automatically set to a range of kilometers </text:span><text:span text:style-name="T50">which</text:span><text:span text:style-name="T49"> the minimum distance belongs to. </text:span><text:span text:style-name="T50">The range set by the application can be easily modified just by clicking on the field, but </text:span><text:span text:style-name="T51">the </text:span><text:span text:style-name="T50">mechanism </text:span><text:span text:style-name="T51">we have implemented </text:span><text:span text:style-name="T50">may save time to the user. </text:span></text:p>
        <text:p text:style-name="P40"><text:span text:style-name="T50"><text:tab/></text:span><text:span text:style-name="T32">After choosing the difficulty of the track, date and hour of the activity, if the two addresses have been correctly interpr</text:span><text:span text:style-name="T52">eted then the </text:span><text:span text:style-name="T64">Create </text:span><text:span text:style-name="T52">button will be activated. </text:span></text:p>
        <text:p text:style-name="P40"><text:span text:style-name="T52"><text:tab/>This button basically makes the </text:span><text:span text:style-name="T64">MapsActivity </text:span><text:span text:style-name="T52">activity come back </text:span><text:span text:style-name="T53">after drawing the Marker in the position chosen as the starting point. Besides, the destination Marker will be put into a particular data structure and will be set as invisible; it can be seen only after clicking on the starting Marker.</text:span></text:p>
        <text:p text:style-name="P47"/>
        <text:p text:style-name="P40"><text:span text:style-name="T53">// </text:span><text:span text:style-name="T54">PARTE DI RICK: DB </text:span></text:p>
        <text:list xml:id="list180849199197106" text:continue-list="list180850357526631" text:style-name="WWNum1">
          <text:list-header>
            <text:h text:style-name="P80" text:outline-level="1"><text:span text:style-name="T55">V</text:span><text:span text:style-name="T53">. </text:span><text:span text:style-name="T55">Map Customization</text:span></text:h>
          </text:list-header>
        </text:list>
        <text:p text:style-name="P54"><text:tab/>We have decided to customize the graphical aspect of the map, in particular the color of the streets, etc., dependently on the hour: if it is past 19:00 pm, then the map will turn dark blue; otherwise, it will have the classical color of Google Maps map.</text:p>
        <text:p text:style-name="P45"/>
        <text:p text:style-name="P45"/>
        <text:p text:style-name="P69"/>
        <text:p text:style-name="P55"/>
        <text:p text:style-name="P56"/>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
        <text:p text:style-name="P26"><text:s/></text:p>
        <text:p text:style-name="P23"/>
        <text:p text:style-name="P21"/>
        <text:p text:style-name="P21"/>
        <text:p text:style-name="P10"/>
        <text:p text:style-name="P11"/>
        <text:p text:style-name="P10"/>
        <text:p text:style-name="P10"/>
        <text:p text:style-name="P10"/>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footnote_20_text" style:display-name="footnote text" style:family="paragraph" style:parent-style-name="Standard" style:default-outline-level="">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425cm"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176cm" fo:margin-bottom="0cm" loext:contextual-spacing="false" style:line-height-at-least="0.494cm" fo:orphans="0" fo:widows="0" style:vertical-align="middle">
        <style:tab-stops>
          <style:tab-stop style:position="0.847cm"/>
        </style:tab-stops>
      </style:paragraph-properties>
      <style:text-properties fo:color="#000000" style:font-name="Formata-Regular" fo:font-family="Formata-Regular" style:font-family-generic="roman" style:font-pitch="variable" fo:font-size="11pt" style:font-name-asian="ＭＳ 明朝" style:font-family-asian="'ＭＳ 明朝'"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Revision" style:family="paragraph" style:default-outline-level="">
      <style:paragraph-properties fo:text-align="start" style:justify-single-word="false" fo:orphans="2" fo:widows="2" style:writing-mode="lr-tb"/>
    </style:style>
    <style:style style:name="Text_20_L-MAG" style:display-name="Text L-MAG" style:family="paragraph" style:parent-style-name="Standard" style:default-outline-level="">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Body_20_Text1" style:display-name="Body Text1"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parent-style-name="Default_20_Paragraph_20_Fon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Heading_20_1_20_Char" style:display-name="Heading 1 Char" style:family="text" style:parent-style-name="Default_20_Paragraph_20_Font">
      <style:text-properties fo:font-variant="small-caps" style:letter-kerning="true"/>
    </style:style>
    <style:style style:name="Reference_20_Head_20_Char" style:display-name="Reference Head Char" style:family="text" style:parent-style-name="Heading_20_1_20_Char">
      <style:text-properties fo:font-variant="small-caps" style:letter-kerning="true"/>
    </style:style>
    <style:style style:name="Style1_20_Char" style:display-name="Style1 Char" style:family="text" style:parent-style-name="Reference_20_Head_20_Char">
      <style:text-properties fo:font-variant="small-caps" style:letter-kerning="true"/>
    </style:style>
    <style:style style:name="Body_20_Text2" style:display-name="Body Text2"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Heading_20_2_20_Char" style:display-name="Heading 2 Char" style:family="text" style:parent-style-name="Default_20_Paragraph_20_Font">
      <style:text-properties fo:font-style="italic" style:font-style-asian="italic" style:font-style-complex="italic"/>
    </style:style>
    <style:style style:name="Text_20_L-MAG_20_Char" style:display-name="Text L-MAG Char" style:family="text" style:parent-style-name="Default_20_Paragraph_20_Fon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8pt" style:font-size-asian="8pt" style:font-size-complex="8pt"/>
    </style:style>
    <style:style style:name="Body_20_Text_20_Indent_20_Char" style:display-name="Body Text Indent Char" style:family="text" style:parent-style-name="Default_20_Paragraph_20_Font">
      <style:text-properties style:font-size-complex="12pt"/>
    </style:style>
    <style:style style:name="ListLabel_20_1" style:display-name="ListLabel 1" style:family="text">
      <style:text-properties fo:font-size="10pt" fo:font-weight="bold" style:font-weight-asian="normal"/>
    </style:style>
    <style:style style:name="ListLabel_20_2" style:display-name="ListLabel 2" style:family="text">
      <style:text-properties fo:font-size="10pt" fo:font-style="italic" style:font-style-asian="italic"/>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style="italic" style:font-style-asian="italic"/>
    </style:style>
    <style:style style:name="ListLabel_20_6" style:display-name="ListLabel 6" style:family="text">
      <style:text-properties fo:font-style="italic" style:font-style-asian="italic"/>
    </style:style>
    <style:style style:name="ListLabel_20_7" style:display-name="ListLabel 7" style:family="text">
      <style:text-properties fo:font-style="italic" style:font-style-asian="italic"/>
    </style:style>
    <style:style style:name="ListLabel_20_8" style:display-name="ListLabel 8" style:family="text">
      <style:text-properties fo:font-style="italic" style:font-style-asian="italic"/>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635cm" fo:text-indent="-0.762cm" fo:margin-left="1.397cm"/>
        </style:list-level-properties>
      </text:outline-level-style>
      <text:outline-level-style text:level="2" text:style-name="ListLabel_20_4" style:num-suffix="." style:num-format="A" style:num-letter-sync="true">
        <style:list-level-properties text:list-level-position-and-space-mode="label-alignment">
          <style:list-level-label-alignment text:label-followed-by="listtab" text:list-tab-stop-position="0.635cm" fo:text-indent="-1.016cm" fo:margin-left="1.651cm"/>
        </style:list-level-properties>
      </text:outline-level-style>
      <text:outline-level-style text:level="3" text:style-name="ListLabel_20_5" style:num-suffix=")" style:num-format="1">
        <style:list-level-properties text:list-level-position-and-space-mode="label-alignment">
          <style:list-level-label-alignment text:label-followed-by="listtab" text:list-tab-stop-position="0.635cm" fo:text-indent="-1.27cm" fo:margin-left="1.905cm"/>
        </style:list-level-properties>
      </text:outline-level-style>
      <text:outline-level-style text:level="4" style:num-suffix=")" style:num-format="a" style:num-letter-sync="true">
        <style:list-level-properties text:list-level-position-and-space-mode="label-alignment">
          <style:list-level-label-alignment text:label-followed-by="listtab" text:list-tab-stop-position="0.635cm" fo:text-indent="-1.27cm" fo:margin-left="2.667cm"/>
        </style:list-level-properties>
      </text:outline-level-style>
      <text:outline-level-style text:level="5" style:num-prefix="(" style:num-suffix=")" style:num-format="1">
        <style:list-level-properties text:list-level-position-and-space-mode="label-alignment">
          <style:list-level-label-alignment text:label-followed-by="listtab" text:list-tab-stop-position="0.635cm" fo:text-indent="-1.27cm" fo:margin-left="3.937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text:list-tab-stop-position="0.635cm" fo:text-indent="-1.27cm" fo:margin-left="5.207cm"/>
        </style:list-level-properties>
      </text:outline-level-style>
      <text:outline-level-style text:level="7" style:num-prefix="(" style:num-suffix=")" style:num-format="i">
        <style:list-level-properties text:list-level-position-and-space-mode="label-alignment">
          <style:list-level-label-alignment text:label-followed-by="listtab" text:list-tab-stop-position="0.635cm" fo:text-indent="-1.27cm" fo:margin-left="6.477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text:list-tab-stop-position="0.635cm" fo:text-indent="-1.27cm" fo:margin-left="7.747cm"/>
        </style:list-level-properties>
      </text:outline-level-style>
      <text:outline-level-style text:level="9" style:num-prefix="(" style:num-suffix=")" style:num-format="i">
        <style:list-level-properties text:list-level-position-and-space-mode="label-alignment">
          <style:list-level-label-alignment text:label-followed-by="listtab" text:list-tab-stop-position="0.635cm" fo:text-indent="-1.27cm" fo:margin-left="9.017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9"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10"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P2" style:family="paragraph" style:parent-style-name="Standard">
      <style:paragraph-properties fo:padding="0cm" fo:border="none"/>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0.762cm" fo:margin-bottom="0.762cm" fo:margin-left="1.651cm" fo:margin-right="1.65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Frame4" text:anchor-type="paragraph" svg:y="0.002cm" draw:z-index="3"><draw:text-box fo:min-height="0.041cm" fo:min-width="0.041cm"><text:p text:style-name="MP2"><text:page-number text:select-page="current">3</text:page-number></text:p></draw:text-box></draw:frame></text:p>
        <text:p text:style-name="MP1"/>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meta:initial-creator>
    <meta:editing-cycles>42</meta:editing-cycles>
    <meta:print-date>2012-08-02T18:53:00</meta:print-date>
    <meta:creation-date>2012-11-21T16:14:00</meta:creation-date>
    <dc:date>2017-07-07T18:08:48.852699761</dc:date>
    <meta:editing-duration>PT15H45M22S</meta:editing-duration>
    <meta:generator>LibreOffice/5.3.1.2$Linux_X86_64 LibreOffice_project/30m0$Build-2</meta:generator>
    <meta:document-statistic meta:table-count="0" meta:image-count="0" meta:object-count="0" meta:page-count="4" meta:paragraph-count="107" meta:word-count="2259" meta:character-count="13246" meta:non-whitespace-character-count="11038"/>
    <meta:user-defined meta:name="AppVersion">14.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